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454e" officeooo:paragraph-rsid="001b454e"/>
    </style:style>
    <style:style style:name="P2" style:family="paragraph" style:parent-style-name="Standard">
      <style:paragraph-properties fo:text-align="start" style:justify-single-word="false"/>
      <style:text-properties officeooo:rsid="001b454e" officeooo:paragraph-rsid="001b454e"/>
    </style:style>
    <style:style style:name="P3" style:family="paragraph" style:parent-style-name="Standard">
      <style:paragraph-properties fo:text-align="start" style:justify-single-word="false"/>
      <style:text-properties officeooo:rsid="001c07aa" officeooo:paragraph-rsid="001c07aa"/>
    </style:style>
    <style:style style:name="P4" style:family="paragraph" style:parent-style-name="Standard">
      <style:paragraph-properties fo:text-align="start" style:justify-single-word="false"/>
      <style:text-properties officeooo:rsid="001dcd1a" officeooo:paragraph-rsid="001dcd1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454e" officeooo:paragraph-rsid="001b45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07aa" officeooo:paragraph-rsid="001c07a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cd1a" officeooo:paragraph-rsid="001dcd1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ed359" officeooo:paragraph-rsid="001ed359" style:font-weight-asian="bold" style:font-weight-complex="bold"/>
    </style:style>
    <style:style style:name="P9" style:family="paragraph" style:parent-style-name="Text_20_body">
      <style:text-properties officeooo:paragraph-rsid="001eeaf7"/>
    </style:style>
    <style:style style:name="P10" style:family="paragraph" style:parent-style-name="Text_20_body">
      <style:text-properties fo:font-weight="bold" officeooo:paragraph-rsid="001eeaf7" style:font-weight-asian="bold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letter-spacing="normal" fo:font-style="normal" fo:font-weight="normal" officeooo:rsid="001dcd1a" officeooo:paragraph-rsid="001dcd1a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letter-spacing="normal" fo:font-style="normal" fo:font-weight="normal" officeooo:rsid="001ed359" officeooo:paragraph-rsid="001ed359"/>
    </style:style>
    <style:style style:name="P13" style:family="paragraph" style:parent-style-name="Preformatted_20_Text">
      <style:paragraph-properties fo:text-align="start" style:justify-single-word="false"/>
      <style:text-properties officeooo:rsid="001ed359" officeooo:paragraph-rsid="001ed359"/>
    </style:style>
    <style:style style:name="P14" style:family="paragraph" style:parent-style-name="Preformatted_20_Text">
      <style:paragraph-properties fo:margin-top="0in" fo:margin-bottom="0in" loext:contextual-spacing="false" fo:orphans="2" fo:widows="2" fo:padding="0.0193in" fo:border="0.06pt solid #800000"/>
      <style:text-properties fo:font-variant="normal" fo:text-transform="none" fo:color="#000000" style:font-name="monospace" fo:letter-spacing="normal" fo:font-style="normal" fo:font-weight="normal"/>
    </style:style>
    <style:style style:name="T1" style:family="text">
      <style:text-properties officeooo:rsid="001bdfef"/>
    </style:style>
    <style:style style:name="T2" style:family="text">
      <style:text-properties officeooo:rsid="001c07aa"/>
    </style:style>
    <style:style style:name="T3" style:family="text">
      <style:text-properties fo:font-variant="normal" fo:text-transform="none" fo:color="#000000" style:font-name="monospace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letter-spacing="normal" fo:font-style="normal" fo:font-weight="normal" officeooo:rsid="001fc733"/>
    </style:style>
    <style:style style:name="T5" style:family="text">
      <style:text-properties officeooo:rsid="001eeaf7"/>
    </style:style>
    <style:style style:name="T6" style:family="text">
      <style:text-properties officeooo:rsid="001fc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ìm hiểu cài đặt Ruby với RVM</text:p>
      <text:p text:style-name="P1"/>
      <text:p text:style-name="P5">Cài R<text:span text:style-name="T2">VM</text:span></text:p>
      <text:p text:style-name="P2"/>
      <text:p text:style-name="P2">sudo gpg --keyserver hkp: //pool.sks-keyservers.net –recv-key 409B6B1796C275462A1703113804BB82D39DC0E3 7D2BAF1CF37B13E2069D6956105BD0E739499DB</text:p>
      <text:p text:style-name="P2"/>
      <text:p text:style-name="P2">\curl -sSL https://get.rvm.io | bash -s stable</text:p>
      <text:p text:style-name="P2"/>
      <text:p text:style-name="P2">Fix lỗi </text:p>
      <text:p text:style-name="P2">1- <text:span text:style-name="T1">Lỗi install Ruby</text:span></text:p>
      <text:p text:style-name="P2">rvm_error "There has been an error while updating your system using \`apt-get\`.</text:p>
      <text:p text:style-name="P2">It seems that there are some 404 Not Found errors for repositories listed in:</text:p>
      <text:p text:style-name="P2"/>
      <text:p text:style-name="P2"><text:s text:c="4"/>/etc/apt/sources.list</text:p>
      <text:p text:style-name="P2"><text:s text:c="4"/>/etc/apt/sources.list.d/*.list</text:p>
      <text:p text:style-name="P2"/>
      <text:p text:style-name="P2">Make sure that all repositories are available from your system and verify your setup by running manually:</text:p>
      <text:p text:style-name="P2"/>
      <text:p text:style-name="P2"><text:s text:c="4"/>sudo apt-get update</text:p>
      <text:p text:style-name="P2"/>
      <text:p text:style-name="P2">Make sure that it works correctly before proceeding with RVM.</text:p>
      <text:p text:style-name="P2">- Thực hiện kiểm tra cập nhật lỗi bằng:</text:p>
      <text:p text:style-name="P2"><text:tab/>sudo apt-get update | grep “Failed” </text:p>
      <text:p text:style-name="P2">- <text:span text:style-name="T2">Vào software và update tắt bỏ những cập nhật lỗi.</text:span></text:p>
      <text:p text:style-name="P2"/>
      <text:p text:style-name="P2"/>
      <text:p text:style-name="P6">Cài ruby qua RVM</text:p>
      <text:p text:style-name="P2"/>
      <text:p text:style-name="P3">rvm install &lt;phiên bản&gt;</text:p>
      <text:p text:style-name="P3"/>
      <text:p text:style-name="P3"/>
      <text:p text:style-name="P3"/>
      <text:p text:style-name="P7">Cài ruby version động</text:p>
      <text:p text:style-name="P4"/>
      <text:p text:style-name="P11">rvm --ruby-version use &lt;version&gt;</text:p>
      <text:p text:style-name="P4"/>
      <text:p text:style-name="P8">Cài gemset</text:p>
      <text:p text:style-name="P13"><text:span text:style-name="T3">echo </text:span><text:span text:style-name="T4">&lt;ten&gt;</text:span><text:span text:style-name="T3"> &gt; .ruby-gemset <text:s text:c="2"/></text:span></text:p>
      <text:p text:style-name="P12">rvm --ruby-version use 1.9.3@<text:span text:style-name="T6">&lt;ten&gt;</text:span></text:p>
      <text:p text:style-name="Text_20_body"/>
      <text:p text:style-name="P10"><text:span text:style-name="T5">Cài gem vào</text:span></text:p>
      <text:p text:style-name="P9"><text:span text:style-name="T5">gem install rails -v &lt;phiên bản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9:56:19.617572608</meta:creation-date>
    <dc:date>2019-01-28T11:43:16.836372142</dc:date>
    <meta:editing-duration>PT15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52" meta:character-count="990" meta:non-whitespace-character-count="848"/>
  </office:meta>
</office:document-meta>
</file>